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9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0" style:apply-style-name="Good" style:base-cell-address="Feuille1.K1"/>
      <style:map style:condition="cell-content()=0" style:apply-style-name="Error" style:base-cell-address="Feuille1.K1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Terme</text:p>
          </table:table-cell>
          <table:table-cell office:value-type="string" calcext:value-type="string">
            <text:p>Définition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prétation physique de 3 \(\tau\)</text:p>
          </table:table-cell>
          <table:table-cell office:value-type="string" calcext:value-type="string">
            <text:p>Le temps nécessaire pour que la vitesse atteigne 95% de la vitesse limite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dioactivité \(\alpha\)</text:p>
          </table:table-cell>
          <table:table-cell office:value-type="string" calcext:value-type="string">
            <text:p>\(^A_ZX\rightarrow _{Z-2}^{A-4}X' + ^4_2\alpha + \gamma\)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dioactivité \(\beta +\) : \(^A_ZX\rightarrow _{Z-1}^{A}X' + ^0_1e + \nu + \gamma\) avec \(\nu\) un neutrino.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dioactivité \(\beta -\) : \(^A_ZX\rightarrow _{Z+1}^{A}X' + ^0_{-1}e + \bar{\nu} + \gamma\) avec \(\bar{\nu}\) un antineutrino.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dioactivité $\beta -$ : $^A_ZX\rightarrow _{Z+1}^{A}X' + ^0_{-1}e + \bar{\nu} + \gamma$ avec $\bar{\nu}$ un antineutrino.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i de décroissance radiactive</text:p>
          </table:table-cell>
          <table:table-cell office:value-type="string" calcext:value-type="string">
            <text:p>\(N(t) = N_0e^{-\lambda t}\)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mbre d’éléments fils dans une désintégrtaion radioactive</text:p>
          </table:table-cell>
          <table:table-cell office:value-type="string" calcext:value-type="string">
            <text:p>\(M(t) = N_0-N(t) = N_0(1-e^{-\lambda t})\)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ivité radioactive</text:p>
          </table:table-cell>
          <table:table-cell office:value-type="string" calcext:value-type="string">
            <text:p>\(A(t) = \lambda \times N(t)\] donc $A(t) = \lambda N_0e^{-\lambda t}\)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ume d’une sphère</text:p>
          </table:table-cell>
          <table:table-cell office:value-type="string" calcext:value-type="string">
            <text:p>\(\frac{4}{3}\pi r^3\)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</table:table-row>
        <table:table-row table:style-name="ro1" table:number-rows-repeated="1048554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Feuille1.K1:Feuille1.K1048576">
            <calcext:condition calcext:apply-style-name="Good" calcext:value="&gt;0" calcext:base-cell-address="Feuille1.K1"/>
            <calcext:condition calcext:apply-style-name="Error" calcext:value="=0" calcext:base-cell-address="Feuille1.K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8:47:12.818198081</meta:creation-date>
    <dc:date>2024-10-08T20:57:46.936619276</dc:date>
    <meta:editing-duration>PT3H52M3S</meta:editing-duration>
    <meta:editing-cycles>18</meta:editing-cycles>
    <meta:generator>LibreOffice/7.3.7.2$Linux_X86_64 LibreOffice_project/30$Build-2</meta:generator>
    <meta:document-statistic meta:table-count="1" meta:cell-count="38" meta:object-count="0"/>
  </office:meta>
</office:document-meta>
</file>